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5cm" svg:height="1.5cm" svg:x="-0.901cm" svg:y="-11.009cm">
          <text:p text:style-name="P1"><text:span text:style-name="T1">文件名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9cm" svg:height="1.5cm" svg:x="-8.801cm" svg:y="-11.009cm">
          <text:p text:style-name="P1"><text:span text:style-name="T1">文件头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409cm" svg:height="1.099cm" svg:x="-9.67cm" svg:y="-7.303cm">
          <text:p text:style-name="P1"><text:span text:style-name="T1">in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61cm" svg:height="1.095cm" svg:x="-8.262cm" svg:y="-7.303cm">
          <text:p text:style-name="P1"><text:span text:style-name="T1">mod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453cm" svg:height="1.095cm" svg:x="-6.754cm" svg:y="-7.303cm">
          <text:p text:style-name="P1"><text:span text:style-name="T1">ui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407cm" svg:height="1.098cm" svg:x="-5.346cm" svg:y="-7.306cm">
          <text:p text:style-name="P1"><text:span text:style-name="T1">gi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39cm" svg:height="1.098cm" svg:x="-3.94cm" svg:y="-7.306cm">
          <text:p text:style-name="P1"><text:span text:style-name="T1">nl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2cm" svg:height="1.098cm" svg:x="-2.433cm" svg:y="-7.306cm">
          <text:p text:style-name="P1"><text:span text:style-name="T1">mti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97cm" svg:height="1.095cm" svg:x="-0.825cm" svg:y="-7.306cm">
          <text:p text:style-name="P1"><text:span text:style-name="T1">body_l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23cm" svg:height="1.098cm" svg:x="1.568cm" svg:y="-7.309cm">
          <text:p text:style-name="P1"><text:span text:style-name="T1">maj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24cm" svg:height="1.098cm" svg:x="3.187cm" svg:y="-7.309cm">
          <text:p text:style-name="P1"><text:span text:style-name="T1">min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23cm" svg:height="1.098cm" svg:x="4.806cm" svg:y="-7.309cm">
          <text:p text:style-name="P1"><text:span text:style-name="T1">rde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97cm" svg:height="1.098cm" svg:x="6.426cm" svg:y="-7.309cm">
          <text:p text:style-name="P1"><text:span text:style-name="T1">name_l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3cm" svg:height="1.095cm" svg:x="-12.001cm" svg:y="-7.303cm">
          <text:p text:style-name="P1"><text:span text:style-name="T1">07070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79cm" svg:height="0.659cm" svg:x="-11.29cm" svg:y="-6.06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78cm" svg:height="0.659cm" svg:x="-9.74cm" svg:y="-6.0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79cm" svg:height="0.659cm" svg:x="-8.333cm" svg:y="-6.0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78cm" svg:height="0.659cm" svg:x="-6.854cm" svg:y="-6.0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79cm" svg:height="0.659cm" svg:x="-5.517cm" svg:y="-6.0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8cm" svg:height="0.659cm" svg:x="-4.109cm" svg:y="-6.0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78cm" svg:height="0.659cm" svg:x="-2.7cm" svg:y="-6.0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79cm" svg:height="0.659cm" svg:x="-0.659cm" svg:y="-6.0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78cm" svg:height="0.659cm" svg:x="1.243cm" svg:y="-6.0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78cm" svg:height="0.659cm" svg:x="2.862cm" svg:y="-6.0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78cm" svg:height="0.659cm" svg:x="4.34cm" svg:y="-6.06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79cm" svg:height="0.659cm" svg:x="6.523cm" svg:y="-6.0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68cm" svg:height="1.098cm" svg:x="8.819cm" svg:y="-7.309cm">
          <text:p text:style-name="P1"><text:span text:style-name="T1">reserve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79cm" svg:height="0.659cm" svg:x="9.057cm" svg:y="-6.0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-8.901cm" svg:y1="-9.509cm" svg:x2="-12.101cm" svg:y2="-7.309cm">
          <text:p/>
        </draw:line>
        <draw:line draw:style-name="gr3" draw:text-style-name="P1" draw:layer="layout" svg:x1="-0.901cm" svg:y1="-9.509cm" svg:x2="11.499cm" svg:y2="-7.309cm">
          <text:p/>
        </draw:line>
        <draw:custom-shape draw:style-name="gr1" draw:text-style-name="P2" draw:layer="layout" svg:width="3.6cm" svg:height="1.3cm" svg:x="-16.801cm" svg:y="-11.201cm">
          <text:p text:style-name="P1"><text:span text:style-name="T1">段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cm" svg:height="1.3cm" svg:x="-16.802cm" svg:y="-9.902cm">
          <text:p text:style-name="P1"><text:span text:style-name="T1">段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cm" svg:height="1.3cm" svg:x="-16.802cm" svg:y="-8.602cm">
          <text:p text:style-name="P1"><text:span text:style-name="T1">段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cm" svg:height="1.3cm" svg:x="-16.803cm" svg:y="-7.303cm">
          <text:p text:style-name="P1"><text:span text:style-name="T1">段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cm" svg:height="1.3cm" svg:x="-16.804cm" svg:y="-6.004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cm" svg:height="1.3cm" svg:x="-16.805cm" svg:y="-4.705cm">
          <text:p text:style-name="P1"><text:span text:style-name="T1">结束段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-13.201cm" svg:y1="-10.401cm" svg:x2="-8.801cm" svg:y2="-10.401cm">
          <text:p/>
        </draw:line>
        <draw:custom-shape draw:style-name="gr1" draw:text-style-name="P2" draw:layer="layout" svg:width="36.9cm" svg:height="1.5cm" svg:x="-12.101cm" svg:y="-4.501cm">
          <text:p text:style-name="P1"><text:span text:style-name="T1">070701 00000000 00000000 00000000 00000000 00000001 00000000 00000000 00000000 00000000 00000000 00000000 0000000B 000000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99cm" svg:height="1.5cm" svg:x="-12.1cm" svg:y="-3.001cm">
          <text:p text:style-name="P1"><text:span text:style-name="T1">TRAILER!!!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-13.301cm" svg:y1="-4.001cm" svg:x2="-12.001cm" svg:y2="-4.001cm">
          <text:p/>
        </draw:line>
        <draw:custom-shape draw:style-name="gr1" draw:text-style-name="P2" draw:layer="layout" svg:width="2.7cm" svg:height="1.5cm" svg:x="4.099cm" svg:y="-11.001cm">
          <text:p text:style-name="P1"><text:span text:style-name="T1">padd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1.5cm" svg:x="6.799cm" svg:y="-11.001cm">
          <text:p text:style-name="P1"><text:span text:style-name="T1">文件体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cm" svg:height="1.5cm" svg:x="11.799cm" svg:y="-11.001cm">
          <text:p text:style-name="P1"><text:span text:style-name="T1">padding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3.1cm" svg:height="11.7cm" svg:x="-17.901cm" svg:y="-12.50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09T12:13:40</meta:creation-date>
    <dc:date>2014-02-09T12:14:28</dc:date>
    <meta:editing-duration>P0D</meta:editing-duration>
    <meta:editing-cycles>1</meta:editing-cycles>
    <meta:document-statistic meta:object-count="44"/>
    <meta:generator>LibreOffice/3.5$Linux_x86 LibreOffice_project/350m1$Build-2</meta:generator>
  </office:meta>
</office:document-meta>
</file>